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F55000003C3FE671D1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53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4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8" style:family="table-cell" style:parent-style-name="Default" style:data-style-name="N129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29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29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61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62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63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1" style:family="table-cell" style:parent-style-name="Default" style:data-style-name="N129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29">
      <style:table-cell-properties fo:border="0.06pt solid #000000"/>
      <style:text-properties style:font-name="Segoe UI" fo:font-size="10pt" style:font-size-asian="10pt" style:font-size-complex="10pt"/>
    </style:style>
    <style:style style:name="ce66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65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_20_1" draw:style-name="gr1" draw:text-style-name="P1" svg:width="4.2476in" svg:height="1.0421in" svg:x="0in" svg:y="0in">
              <draw:image xlink:href="Pictures/1000000100000F55000003C3FE671D1E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61" table:formula="of:=[.I29]" office:value-type="currency" office:currency="USD" office:value="1140" calcext:value-type="currency" table:number-columns-spanned="2" table:number-rows-spanned="2">
            <text:p>$1,14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Hilcrest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6-05-01" calcext:value-type="date">
            <text:p>05/01/26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3/29-04/04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0"/>
          <table:table-cell table:style-name="ce53" office:value-type="currency" office:currency="USD" office:value="285" calcext:value-type="currency">
            <text:p>$285.00</text:p>
          </table:table-cell>
          <table:table-cell table:style-name="ce62" office:value-type="currency" office:currency="USD" office:value="285" calcext:value-type="currency">
            <text:p>$28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4/05-04/11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9"/>
          <table:table-cell table:style-name="ce54" office:value-type="currency" office:currency="USD" office:value="285" calcext:value-type="currency">
            <text:p>$285.00</text:p>
          </table:table-cell>
          <table:table-cell table:style-name="ce63" office:value-type="currency" office:currency="USD" office:value="285" calcext:value-type="currency">
            <text:p>$28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4/12-04/18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0"/>
          <table:table-cell table:style-name="ce53" office:value-type="currency" office:currency="USD" office:value="285" calcext:value-type="currency">
            <text:p>$285.00</text:p>
          </table:table-cell>
          <table:table-cell table:style-name="ce62" office:value-type="currency" office:currency="USD" office:value="285" calcext:value-type="currency">
            <text:p>$28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4/19-04/25</text:p>
          </table:table-cell>
          <table:table-cell table:style-name="ce29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28"/>
          <table:table-cell table:style-name="ce54" office:value-type="currency" office:currency="USD" office:value="285" calcext:value-type="currency">
            <text:p>$285.00</text:p>
          </table:table-cell>
          <table:table-cell table:style-name="ce63" office:value-type="currency" office:currency="USD" office:value="285" calcext:value-type="currency">
            <text:p>$28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66" table:formula="of:=SUM([.I15:.I25])" office:value-type="currency" office:currency="USD" office:value="1140" calcext:value-type="currency">
            <text:p>$1,14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67" table:formula="of:=SUM([.I16:.I26])" office:value-type="currency" office:currency="USD" office:value="1140" calcext:value-type="currency">
            <text:p>$1,14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6-04-18T23:47:10.595985093</dc:date>
    <meta:editing-duration>PT3H41M13S</meta:editing-duration>
    <meta:editing-cycles>65</meta:editing-cycles>
    <meta:generator>LibreOffice/24.2.7.2$Linux_X86_64 LibreOffice_project/420$Build-2</meta:generator>
    <meta:document-statistic meta:table-count="1" meta:cell-count="65" meta:object-count="1"/>
  </office:meta>
</office:document-meta>
</file>